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add by HY</text:p>
      <text:p text:style-name="Standard"><text:s text:c="8"/>#output = model(images)</text:p>
      <text:p text:style-name="Standard"><text:s text:c="8"/>#####</text:p>
      <text:p text:style-name="Standard"><text:s text:c="8"/>diff = utils2.orth_dist(net.layer2[0].shortcut[0].weight) + utils2.orth_dist(net.layer3[0].shortcut[0].weight) + utils2.orth_dist(net.layer4[0].shortcut[0].weight)</text:p>
      <text:p text:style-name="Standard"><text:s text:c="8"/>'''diff=0</text:p>
      <text:p text:style-name="Standard"><text:s text:c="8"/>model=net'''</text:p>
      <text:p text:style-name="Standard"><text:s text:c="8"/>diff += utils2.deconv_orth_dist(net.layer1[0].conv1.weight, stride=1) + utils2.deconv_orth_dist(net.layer1[1].conv1.weight, stride=1)</text:p>
      <text:p text:style-name="Standard"><text:s text:c="8"/>diff += utils2.deconv_orth_dist(net.layer2[0].conv1.weight, stride=2) + utils2.deconv_orth_dist(net.layer2[1].conv1.weight, stride=1)</text:p>
      <text:p text:style-name="Standard"><text:s text:c="8"/>diff += utils2.deconv_orth_dist(net.layer3[0].conv1.weight, stride=2) + utils2.deconv_orth_dist(net.layer3[1].conv1.weight, stride=1)</text:p>
      <text:p text:style-name="Standard"><text:s text:c="8"/>diff += utils2.deconv_orth_dist(net.layer4[0].conv1.weight, stride=2) + utils2.deconv_orth_dist(net.layer4[1].conv1.weight, stride=1)</text:p>
      <text:p text:style-name="Standard"><text:s text:c="8"/>#####</text:p>
      <text:p text:style-name="Standard"><text:s text:c="8"/></text:p>
      <text:p text:style-name="Standard"><text:s text:c="8"/>loss = criterion(outputs, targets) + 0.5 * diff</text:p>
      <text:p text:style-name="Standard"><text:s text:c="8"/>#add by H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08:40:02.680141854</meta:creation-date>
    <dc:date>2022-02-20T08:40:17.129405871</dc:date>
    <meta:editing-duration>PT14S</meta:editing-duration>
    <meta:editing-cycles>1</meta:editing-cycles>
    <meta:document-statistic meta:table-count="0" meta:image-count="0" meta:object-count="0" meta:page-count="1" meta:paragraph-count="14" meta:word-count="56" meta:character-count="920" meta:non-whitespace-character-count="773"/>
    <meta:generator>LibreOffice/6.4.7.2$Linux_X86_64 LibreOffice_project/40$Build-2</meta:generator>
  </office:meta>
</office:document-meta>
</file>